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00000000320000000F95FC7D879.png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5">
      <style:graphic-properties draw:fill-color="#ffffff" draw:auto-grow-height="true" fo:min-height="3.976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4cm" svg:y="6.464cm" presentation:class="title" presentation:user-transformed="true">
          <draw:text-box>
            <text:p text:style-name="P1"><text:span text:style-name="T1">Microscopy Image Analysis</text:span><text:line-break/> <text:span text:style-name="T2">Hans-on Exercises</text:span></text:p>
          </draw:text-box>
        </draw:frame>
        <draw:frame presentation:style-name="pr2" draw:text-style-name="P3" draw:layer="layout" svg:width="25.199cm" svg:height="3.408cm" svg:x="1.4cm" svg:y="13.44cm" presentation:class="subtitle" presentation:user-transformed="true">
          <draw:text-box>
            <text:p text:style-name="P2">Dr. Luis Ibanez, Kitware</text:p>
          </draw:text-box>
        </draw:frame>
        <draw:frame draw:style-name="gr1" draw:text-style-name="P3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5.199cm" svg:height="3.507cm" svg:x="1.4cm" svg:y="0.637cm" presentation:class="title" presentation:user-transformed="true">
          <draw:text-box>
            <text:p text:style-name="P3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3">
              <text:list-item>
                <text:p text:id="id2" text:style-name="P3">This presentation is Copyrighted by the ISC</text:p>
              </text:list-item>
              <text:list-item>
                <text:p text:id="id3" text:style-name="P3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3">You are free to Reuse</text:p>
              </text:list-item>
              <text:list-item>
                <text:p text:id="id5" text:style-name="P3">You are free to Remix</text:p>
              </text:list-item>
              <text:list-item>
                <text:p text:id="id6" text:style-name="P3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3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3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3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3" draw:layer="layout" svg:width="25.199cm" svg:height="5.048cm" svg:x="1.4cm" svg:y="0.567cm" presentation:class="title" presentation:user-transformed="true">
          <draw:text-box>
            <text:p text:style-name="P3">This presentation was created using <text:line-break/><text:span text:style-name="T3">Open Source Software</text:span></text:p>
          </draw:text-box>
        </draw:frame>
        <draw:frame presentation:style-name="pr7" draw:text-style-name="P3" draw:id="id10" draw:layer="layout" svg:width="25.199cm" svg:height="6.331cm" svg:x="1.401cm" svg:y="14.237cm">
          <draw:text-box>
            <text:p text:id="id11" text:style-name="P3">Open Office copyright is jointly held by Sun Microsystems and Contributors.</text:p>
            <text:p text:id="id12" text:style-name="P3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3" draw:layer="layout" svg:width="25.199cm" svg:height="3.507cm" svg:x="1.4cm" svg:y="8.537cm" presentation:class="title" presentation:user-transformed="true">
          <draw:text-box>
            <text:p text:style-name="P3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08T13:10:38</dc:date>
    <meta:printed-by>Luis Ibanez</meta:printed-by>
    <meta:print-date>2007-09-09T13:01:28</meta:print-date>
    <dc:language>en-US</dc:language>
    <meta:editing-cycles>305</meta:editing-cycles>
    <meta:editing-duration>PT60H37M16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